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ResolutionException.DestinationResolutionExce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ResolutionException.DestinationResolutionException( @ Nullable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